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970243" officeooo:paragraph-rsid="00970243"/>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970243" officeooo:paragraph-rsid="00970243"/>
    </style:style>
    <style:style style:name="P4" style:family="paragraph" style:parent-style-name="Standard">
      <style:text-properties officeooo:paragraph-rsid="00840176"/>
    </style:style>
    <style:style style:name="P5" style:family="paragraph" style:parent-style-name="Standard">
      <style:text-properties fo:language="en" fo:country="US" officeooo:rsid="00106f63" officeooo:paragraph-rsid="00840176"/>
    </style:style>
    <style:style style:name="P6" style:family="paragraph" style:parent-style-name="Standard">
      <style:text-properties style:font-name="Garamond Premr Pro" fo:language="en" fo:country="US" officeooo:rsid="00732722" officeooo:paragraph-rsid="00840176"/>
    </style:style>
    <style:style style:name="P7" style:family="paragraph" style:parent-style-name="Standard">
      <style:text-properties style:font-name="Garamond Premr Pro" fo:language="en" fo:country="US" officeooo:rsid="0098dbed" officeooo:paragraph-rsid="0098dbed"/>
    </style:style>
    <style:style style:name="P8" style:family="paragraph" style:parent-style-name="Standard">
      <style:paragraph-properties fo:text-align="center" style:justify-single-word="false"/>
      <style:text-properties style:font-name="Garamond Premr Pro" fo:language="en" fo:country="US" officeooo:rsid="00732722" officeooo:paragraph-rsid="00840176"/>
    </style:style>
    <style:style style:name="P9" style:family="paragraph" style:parent-style-name="Standard">
      <style:text-properties style:font-name="Garamond Premr Pro" fo:language="en" fo:country="US" officeooo:rsid="00732722" officeooo:paragraph-rsid="009d3d2d"/>
    </style:style>
    <style:style style:name="P10" style:family="paragraph" style:parent-style-name="Standard">
      <style:text-properties style:font-name="Garamond Premr Pro" fo:language="en" fo:country="US" officeooo:rsid="009d3d2d" officeooo:paragraph-rsid="009d3d2d"/>
    </style:style>
    <style:style style:name="P11" style:family="paragraph" style:parent-style-name="Standard">
      <style:text-properties style:font-name="Garamond Premr Pro" fo:language="en" fo:country="US" officeooo:rsid="009dd526" officeooo:paragraph-rsid="009dd526"/>
    </style:style>
    <style:style style:name="P12" style:family="paragraph" style:parent-style-name="Standard">
      <style:paragraph-properties fo:text-align="center" style:justify-single-word="false"/>
      <style:text-properties style:font-name="Garamond Premr Pro" fo:language="en" fo:country="US" officeooo:rsid="009dd526" officeooo:paragraph-rsid="009dd526"/>
    </style:style>
    <style:style style:name="P13" style:family="paragraph" style:parent-style-name="Standard">
      <style:text-properties style:font-name="Garamond Premr Pro" fo:language="en" fo:country="US" officeooo:rsid="009dd526" officeooo:paragraph-rsid="00a283a5"/>
    </style:style>
    <style:style style:name="P14" style:family="paragraph" style:parent-style-name="Standard">
      <style:text-properties style:font-name="Garamond Premr Pro" fo:language="en" fo:country="US" officeooo:rsid="00a18b3b" officeooo:paragraph-rsid="00a18b3b"/>
    </style:style>
    <style:style style:name="T1" style:family="text">
      <style:text-properties fo:language="en" fo:country="US" officeooo:rsid="00106f63"/>
    </style:style>
    <style:style style:name="T2" style:family="text">
      <style:text-properties style:font-name="Garamond Premr Pro" fo:font-size="13pt" fo:language="en" fo:country="US" fo:font-style="italic" officeooo:rsid="0088f97b" style:font-style-asian="italic" style:font-style-complex="italic"/>
    </style:style>
    <style:style style:name="T3" style:family="text">
      <style:text-properties style:font-name="Garamond Premr Pro" fo:font-size="13pt" fo:language="en" fo:country="US" fo:font-style="italic" officeooo:rsid="0097e6e4" style:font-style-asian="italic" style:font-style-complex="italic"/>
    </style:style>
    <style:style style:name="T4" style:family="text">
      <style:text-properties style:font-name="Garamond Premr Pro" fo:font-size="13pt" fo:language="en" fo:country="US" fo:font-style="italic" officeooo:rsid="0098cb04" style:font-style-asian="italic" style:font-style-complex="italic"/>
    </style:style>
    <style:style style:name="T5" style:family="text">
      <style:text-properties style:font-name="Garamond Premr Pro" fo:font-size="13pt" fo:language="en" fo:country="US" fo:font-style="italic" officeooo:rsid="0098bffe" style:font-style-asian="italic" style:font-style-complex="italic"/>
    </style:style>
    <style:style style:name="T6" style:family="text">
      <style:text-properties officeooo:rsid="0097e6e4"/>
    </style:style>
    <style:style style:name="T7" style:family="text">
      <style:text-properties officeooo:rsid="0098dbed"/>
    </style:style>
    <style:style style:name="T8" style:family="text">
      <style:text-properties officeooo:rsid="0099ed20"/>
    </style:style>
    <style:style style:name="T9" style:family="text">
      <style:text-properties officeooo:rsid="009b7033"/>
    </style:style>
    <style:style style:name="T10" style:family="text">
      <style:text-properties officeooo:rsid="009b918e"/>
    </style:style>
    <style:style style:name="T11" style:family="text">
      <style:text-properties officeooo:rsid="009d3d2d"/>
    </style:style>
    <style:style style:name="T12" style:family="text">
      <style:text-properties officeooo:rsid="009f249b"/>
    </style:style>
    <style:style style:name="T13" style:family="text">
      <style:text-properties officeooo:rsid="009d529d"/>
    </style:style>
    <style:style style:name="T14" style:family="text">
      <style:text-properties officeooo:rsid="009dd526"/>
    </style:style>
    <style:style style:name="T15" style:family="text">
      <style:text-properties officeooo:rsid="00a037f7"/>
    </style:style>
    <style:style style:name="T16" style:family="text">
      <style:text-properties officeooo:rsid="00a18b3b"/>
    </style:style>
    <style:style style:name="T17" style:family="text">
      <style:text-properties officeooo:rsid="00a3874a"/>
    </style:style>
    <style:style style:name="T18" style:family="text">
      <style:text-properties officeooo:rsid="00a632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world of fun</text:p>
      <text:p text:style-name="P2"/>
      <text:p text:style-name="P3">Commission for Blackgene </text:p>
      <text:p text:style-name="P2"/>
      <text:p text:style-name="P4"><text:span text:style-name="T1"><text:tab/></text:span><text:span text:style-name="T2">“A </text:span><text:span text:style-name="T3">normal guy suddenly </text:span><text:span text:style-name="T4">found</text:span><text:span text:style-name="T3"> himself in another world, where </text:span><text:span text:style-name="T5">casual sex is as normal as breathing, and where his new foster family </text:span><text:span text:style-name="T4">was</text:span><text:span text:style-name="T5"> quite eager to have him get a taste of the local culture</text:span><text:span text:style-name="T2">.”</text:span></text:p>
      <text:p text:style-name="P5"/>
      <text:p text:style-name="P6"><text:tab/>“<text:span text:style-name="T6">Honey, </text:span><text:span text:style-name="T7">instead of having fun, why don’t you check out if our provisions are complete for the trip?” Mom asks.</text:span></text:p>
      <text:p text:style-name="P6"/>
      <text:p text:style-name="P6"><text:tab/>“<text:span text:style-name="T7">Already double checked, Mom. Besides,” I simply reply, grabbing her waist, “I have someone else to check out right now.”</text:span></text:p>
      <text:p text:style-name="P6"/>
      <text:p text:style-name="P6"><text:tab/>“<text:span text:style-name="T7">You little rascal,” she coos, bucking her hips backwards to meet mine. “You can clearly see I’m busy.”</text:span></text:p>
      <text:p text:style-name="P6"/>
      <text:p text:style-name="P7"><text:tab/>“Not busy enough if your legs are still free, Mom. Let me take care of that.”</text:p>
      <text:p text:style-name="P7"/>
      <text:p text:style-name="P7"><text:tab/>Without a shred of hesitation, I increase my pace, practically pounding her pussy onto the kitchen stool, causing her to bend over the counter and almost dropping her dishes. As always, her insides are warm and slippery, literally begging to be filled with my dick.</text:p>
      <text:p text:style-name="P7"/>
      <text:p text:style-name="P7"><text:tab/>“<text:span text:style-name="T8">When will the carriage arrive?</text:span>” <text:span text:style-name="T8">I ask. “I can’t wait to see my sister again. It’s been lonely since she left.”</text:span></text:p>
      <text:p text:style-name="P7"/>
      <text:p text:style-name="P7"><text:tab/>“<text:span text:style-name="T8">I know you’ve been eager, my boy. But need I remind you that your auntie and your cousin will also join the party? Your sister can’t have you all for herself tonight.”</text:span></text:p>
      <text:p text:style-name="P7"/>
      <text:p text:style-name="P7"><text:tab/><text:span text:style-name="T8">Little by little, lust builds up in my groin, my dick shivering inside her. I reach under her apron, grabbing a boob in each hand and stroking them, her garment slightly stained by the thin strands of milk pouring out from her tits.</text:span></text:p>
      <text:p text:style-name="P6"/>
      <text:p text:style-name="P6"><text:tab/><text:span text:style-name="T8">Finally, unable to restrain myself any further, I erupt in her, feeling my dick suddenly tense as it shoots load after load of thick cum into her womb. Mom clenches her fists, letting a shameless moan resonate in the house as she gets her own orgasm too, mixing out fluids together.</text:span></text:p>
      <text:p text:style-name="P6"/>
      <text:p text:style-name="P6"><text:tab/><text:span text:style-name="T8">Panting, I remove my cock from between her thighs, letting the bodily fluids drip down from her pussy onto the ground. We catch our breath, while Mom removes her apron and uses it as a towel to wipe off her sweat from her glistering, naked body, before tossing it aside. She didn’t like wearing clothes in the house – or really, anywhere – only making an exception when cooking or cleaning. Still, she always made sure to leave her backdoor wi</text:span><text:span text:style-name="T9">d</text:span><text:span text:style-name="T8">e open for me to indulge </text:span><text:soft-page-break/><text:span text:style-name="T8">whenever I felt like it.</text:span></text:p>
      <text:p text:style-name="P6"/>
      <text:p text:style-name="P6"><text:tab/><text:span text:style-name="T9">As I take a break to recover my breath from the effort, a bell rings outside, prompting Mom to go greet out driver who just arrived. We quickly pack up our things, and after throwing some clothes on, we embark for the nearest town, where my sister lived with her husband for a few months by now.</text:span></text:p>
      <text:p text:style-name="P6"/>
      <text:p text:style-name="P8">***</text:p>
      <text:p text:style-name="P6"><text:tab/></text:p>
      <text:p text:style-name="P6"><text:tab/><text:span text:style-name="T10">In the heat of the summer, Mom didn’t feel the need to bring fresh clothes. Or wearing them, even. She preferred letting the hot air breeze caress her skin while tending to my cock in the rear trunk of the carriage. She didn’t mind the outside looks either, as many women in her street cast her quick glances of jealousy, betraying how much they wanted to be her at this moment, exposed and having the time of her life bouncing on my cock.</text:span></text:p>
      <text:p text:style-name="P6"/>
      <text:p text:style-name="P6"><text:tab/><text:span text:style-name="T10">I insisted to wear clothes – at least something to cover my lower regions – despite my Mom’s protests. Even though we were fucking on the regular, inside and outside the house, I was still uncomfortable with my situation. You know, getting naked in front of complete strangers, and all that. It sure was a departure from my previous life, before the… Accidental travel.</text:span></text:p>
      <text:p text:style-name="P6"/>
      <text:p text:style-name="P9"><text:tab/><text:span text:style-name="T11">Had someone told me a year ago that I would have been sent to another world, I would have called them crazy. I couldn’t even see myself leaving my apartment; not by choice, at least. I still remember that night, as I caught my dad having an affair with my older sister – his own daughter! – right in the living room. </text:span></text:p>
      <text:p text:style-name="P10"/>
      <text:p text:style-name="P10"><text:tab/>I was livid at that time. I remember storming off, swearing to never return… And then a white flash hit me. Before I knew it, I left the comfyness of the modern world, to a more rudimental one. Here, no phones, no cars, no TVs. Only people in those weird old European dresses and jackets, going on about their lives like in these historical documentaries on TV.</text:p>
      <text:p text:style-name="P10"/>
      <text:p text:style-name="P10"><text:tab/>There was one thing different though. These people, unlike those reconstitutions, were very… Open. About everything. Most importantly, the sex. This family of mine? It was a lone mother and her daughter, living on their own after the death of the man of the house. They were quick and eager to take me in… As well as showing me how much of <text:span text:style-name="T12">a slut each one of them</text:span> <text:span text:style-name="T12">was</text:span>.</text:p>
      <text:p text:style-name="P10"/>
      <text:p text:style-name="P10"><text:tab/>I think there is something wrong, though. They were eager for casual sex, sure. But to take me in? After I lost my virginity to the daughter, she went from friendly to downright bad for my dick. Her mother quickly followed. Later on, I realized anyone getting a taste of my dick suddenly feel admirative of me, almost protective. Nothing against the sudden affection, mind you. But I was wondering what kind of magic brought me here, and with such a unique… Gift.</text:p>
      <text:p text:style-name="P10"/>
      <text:p text:style-name="P10"><text:tab/>I brush the curtain of the carriage aside to take a look outside. The people of this world, they were not afraid of casual sex. Anytime, anywhere. Just as my mom was pounding on my dick and letting loud moans escape the cubicle, there were ten times more people doing just the same <text:soft-page-break/>outside. Women getting railed on the ground, daughters selling their bodies out in the open, <text:span text:style-name="T13">mothers with round bellies from the constant sex. Even the innkeeper of our first stop, a sweet gal why greeted us halfway through the trip, had slipped her way in my bedroom at night to get a taste of it, while my mother watched in the corner, </text:span><text:span text:style-name="T14">furiously</text:span><text:span text:style-name="T13"> masturbating at the sight of me going after another woman.</text:span></text:p>
      <text:p text:style-name="P10"/>
      <text:p text:style-name="P11">If this is was the fate that awaited me in this world… I was a bit confused by the sudden turn of events. But man, I won’t be complaining, that’s for sure.</text:p>
      <text:p text:style-name="P11"/>
      <text:p text:style-name="P12">***</text:p>
      <text:p text:style-name="P11"/>
      <text:p text:style-name="P11"><text:tab/><text:span text:style-name="T12">Finally, the carriage stops. Mom helps me </text:span><text:span text:style-name="T15">get the suitcases down, before our driver goes on his merry way. My sister house was nothing to write home about; a bit bigger than ours, made in the same style of planks and cobblestone as the rest of the village. A pleasant smell of meat comes out of one of the open windows, indicating she was preparing our arrival.</text:span></text:p>
      <text:p text:style-name="P11"/>
      <text:p text:style-name="P11"><text:tab/><text:span text:style-name="T15">The door suddenly opens. Here she comes; as tall as I remember her, her belly even rounder than the last time I took a stop at her house. Her bright smile beaming, she extends her arms to draw me into a kiss, her tongue intertwining with mine as my hand wandered greedily over her naked body.</text:span></text:p>
      <text:p text:style-name="P11"/>
      <text:p text:style-name="P11"><text:tab/>“<text:span text:style-name="T15">Hey there, stud” she greets me after breaking the kiss. “You’re not gonna leave me alone this time? My husband isn’t coming home for a while, so we’ll have the house all to ourselves.”</text:span></text:p>
      <text:p text:style-name="P11"/>
      <text:p text:style-name="P11"><text:tab/>“<text:span text:style-name="T15">Are you going to leave me out here and not invite me on the fun?” retorts Mom, pouting in false disappointment.</text:span></text:p>
      <text:p text:style-name="P11"/>
      <text:p text:style-name="P11"><text:tab/><text:span text:style-name="T15">My sister greets her the same way – God, it was hot seeing the girls in a passionate making out session – before she returns to me, tugging on my loincloth with a disapproving tone:</text:span></text:p>
      <text:p text:style-name="P11"/>
      <text:p text:style-name="P11"><text:tab/>“<text:span text:style-name="T15">Come on, boy, why do you keep wearing these? It’s not winter anymore, let us enjoy the view.”</text:span></text:p>
      <text:p text:style-name="P11"/>
      <text:p text:style-name="P11"><text:tab/>“<text:span text:style-name="T15">It’s the only thing protecting me from you girls” I laugh, while letting her removing what few clothes I have left. “Let the poor soldier breathe.”</text:span></text:p>
      <text:p text:style-name="P11"/>
      <text:p text:style-name="P11"><text:tab/>“<text:span text:style-name="T15">You didn’t mind letting him out while one the trip” jokingly noted Mom. Then, to her daughter: “Are your auntie and cousin here?”</text:span></text:p>
      <text:p text:style-name="P11"/>
      <text:p text:style-name="P11"><text:tab/>“<text:span text:style-name="T15">Yes, actually!” she answered jovially. “They arrived yesterday. It was hard to calm them down while you weren’t here, pretty boy. Let’s not making them wait any longer.”</text:span></text:p>
      <text:p text:style-name="P11"/>
      <text:p text:style-name="P11"><text:tab/><text:span text:style-name="T16">She invited us inside. A strong smell of cum filled out the air. It wasn’t hard to tell how </text:span><text:soft-page-break/><text:span text:style-name="T16">she kept them entertained.</text:span></text:p>
      <text:p text:style-name="P11"/>
      <text:p text:style-name="P11"><text:tab/><text:span text:style-name="T16">And sure enough, here they were. It wasn’t hard to trace the sound of their moans back to the boudoir, where the girls were laying on the bad, disheveled, frantically scissoring each other while their clothes were scattered to the corners of the room. Their faces bright up at my arrival, and they detach from each other to greet me with the same passion my sister did.</text:span></text:p>
      <text:p text:style-name="P11"/>
      <text:p text:style-name="P13"><text:tab/><text:span text:style-name="T16">My aunt, the tallest of the batch, flings her wavy ginger hair to the side as she presses her enormous breasts on my chest, while my cousin, shorter and leaner, inheriting her freckles, reaches down to lazily stroke my cock. Her belly, too, starts showing signs of my latest passage.</text:span></text:p>
      <text:p text:style-name="P11"/>
      <text:p text:style-name="P11"><text:tab/>“<text:span text:style-name="T16">You finally came, big boy” my aunt greets me. “I had worn a dress specially for you. I know how much you love slowly undressing me, but, unfortunately…”</text:span></text:p>
      <text:p text:style-name="P11"/>
      <text:p text:style-name="P11"><text:tab/>“ <text:span text:style-name="T16">My mom couldn’t keep her cunt in check!” my cousin laughed.</text:span></text:p>
      <text:p text:style-name="P11"/>
      <text:p text:style-name="P11"><text:tab/>“<text:span text:style-name="T16">Hey,” she retorted. “It’s hard to have some self-control when I see such cutie pies every waking moment. Sorry hun, but you’re gonna have to be satisfied with just little old me.”</text:span></text:p>
      <text:p text:style-name="P11"/>
      <text:p text:style-name="P14">I tentatively bury my head in between her breasts, as she drags me along with her on the bed. As always, she takes the lead, guiding my throbbing erection towards her needy cunt. I hear shuffling around me, as the rest of the girls prepare themselves for another orgy, as is with every yearly family gathering.</text:p>
      <text:p text:style-name="P14"/>
      <text:p text:style-name="P14"><text:tab/>“Now, boy, give it to me. I’ve been waiting for you all year. Do you know how addictive your cock is?”</text:p>
      <text:p text:style-name="P14"/>
      <text:p text:style-name="P14"><text:tab/>“<text:span text:style-name="T17">Aren’t we supposed to eat before getting to it? We’ve just arrived after all.”</text:span></text:p>
      <text:p text:style-name="P14"/>
      <text:p text:style-name="P14"><text:tab/><text:span text:style-name="T17">She snorts</text:span>, and start<text:span text:style-name="T17">s bucking her hips</text:span>, releasing her moans of pleasure as she leg locks me. <text:span text:style-name="T17">She pulls me into another kiss, as the girls in the back start making out as well, shamelessly groping and fisting each other.</text:span></text:p>
      <text:p text:style-name="P14"/>
      <text:p text:style-name="P14"><text:tab/><text:span text:style-name="T17">Oh well. I’m hungry </text:span><text:span text:style-name="T18">and exhausted from the trip</text:span><text:span text:style-name="T17">, but I guess the meal is going to have to wai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1H19M21S</meta:editing-duration>
    <meta:editing-cycles>26</meta:editing-cycles>
    <meta:generator>LibreOffice/25.2.4.3$Windows_X86_64 LibreOffice_project/33e196637044ead23f5c3226cde09b47731f7e27</meta:generator>
    <meta:creation-date>2025-11-01T12:32:01.561505000</meta:creation-date>
    <dc:title>Format prompt histoire</dc:title>
    <dc:date>2025-11-02T17:16:08.535045400</dc:date>
    <meta:document-statistic meta:table-count="0" meta:image-count="0" meta:object-count="0" meta:page-count="4" meta:paragraph-count="45" meta:word-count="1708" meta:character-count="9337" meta:non-whitespace-character-count="7624"/>
    <meta:template xlink:type="simple" xlink:actuate="onRequest" xlink:title="Format prompt histoire" xlink:href="file:///C:/Users/Clément/AppData/Roaming/LibreOffice/4/user/template/Format%20prompt%20histoire.ott" meta:date="2025-11-01T12:32:01.410705300"/>
  </office:meta>
</office:document-meta>
</file>